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vorlage"/>Experiment-Vorlage<text:bookmark-end text:name="experiment-vorlage"/></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experiment-template" office:name=""><text:span text:style-name="Definition">https://blueprint.ecohubs.community/de/articles/rcos-templates/layer-6/experiment-template</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verwende sie, um ein zeitlich begrenztes Experiment vorzuschlagen</text:p>
        </text:list-item>
        <text:list-item>
          <text:p text:style-name="P2"><text:span text:style-name="T1">RCOS-Referenz:</text:span> <text:a xlink:type="simple" xlink:href="https://blueprint.ecohubs.community/de/articles/rcos-core/v0-1/layer-6-evolution-adaptation#83-experiments" office:name=""><text:span text:style-name="Definition">§8.3</text:span></text:a>, <text:a xlink:type="simple" xlink:href="https://blueprint.ecohubs.community/de/articles/rcos-core/v0-1/layer-6-evolution-adaptation#87-layer-invariants" office:name=""><text:span text:style-name="Definition">§8.7</text:span></text:a></text:p>
        </text:list-item>
      </text:list>
      <text:p text:style-name="P3">Experimente erlauben es der Gemeinschaft, eine Änderung auszuprobieren, ohne sie dauerhaft zu übernehmen. Damit das sicher bleibt, muss jedes Experiment zeitlich begrenzt, gekennzeichnet und automatisch ablaufend sein — und seine Ergebnisse im Lernprotokoll festhalten.</text:p>
      <text:p text:style-name="Horizontal_20_Line"/>
      <text:h text:style-name="Heading_20_2" text:outline-level="2"><text:bookmark-start text:name="pflichtfelder"/>Pflichtfelder<text:bookmark-end text:name="pflichtfelder"/></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4"><text:span text:style-name="T1">Begründung — Warum sind diese Felder erforderlich</text:span></text:p>
      <text:p text:style-name="P4">Ohne Umfang, Dauer, Erfolgskriterien und Rollback ist ein „Experiment“ nur eine dauerhafte Änderung mit freundlicherem Etikett. Indem jeder Vorschlag angeben muss, was er ändert, wann er endet, wie er überprüft wird und wie er rückgängig gemacht wird, bleibt Experimentieren umkehrbar — und das Experiment-Label kann nicht dazu verwendet werden, die Beratung zu umgehen.</text:p>
      <text:p text:style-name="P5"><text:span text:style-name="T1">Anleitung — Wie du das ausfüllst</text:span></text:p>
      <text:p text:style-name="P5">Fülle jedes Feld aus. Die maximale Dauer wird durch dein Änderungsprotokoll festgelegt. Die Entscheidungsbefugnis muss aus der Entscheidungsmatrix stammen.</text:p>
      <text:list text:style-name="L3">
        <text:list-item>
          <text:p text:style-name="P6"><text:span text:style-name="T1">Titel:</text:span> </text:p>
        </text:list-item>
        <text:list-item>
          <text:p text:style-name="P6"><text:span text:style-name="T1">Vorschlagende Person:</text:span> </text:p>
        </text:list-item>
        <text:list-item>
          <text:p text:style-name="P6"><text:span text:style-name="T1">Entscheidungstyp:</text:span> Strategisch</text:p>
        </text:list-item>
        <text:list-item>
          <text:p text:style-name="P6"><text:span text:style-name="T1">Umfang:</text:span> <text:span text:style-name="T2">&lt;was genau ausprobiert wird; welche Artefakte und Verhaltensweisen betroffen sind.&gt;</text:span></text:p>
        </text:list-item>
        <text:list-item>
          <text:p text:style-name="P6"><text:span text:style-name="T1">Dauer:</text:span> <text:span text:style-name="T2">&lt;Startdatum — Enddatum; maximale Dauer gemäß Änderungsprotokoll.&gt;</text:span></text:p>
        </text:list-item>
        <text:list-item>
          <text:p text:style-name="P6"><text:span text:style-name="T1">Überprüfungszeitpunkte:</text:span> <text:span text:style-name="T2">&lt;mindestens ein Zwischencheck; gib Termine und Prüfgegenstände an.&gt;</text:span></text:p>
        </text:list-item>
        <text:list-item>
          <text:p text:style-name="P6"><text:span text:style-name="T1">Erfolgskriterien:</text:span> <text:span text:style-name="T2">&lt;beobachtbare Bedingungen, die eine dauerhafte Übernahme der Änderung rechtfertigen würden.&gt;</text:span></text:p>
        </text:list-item>
        <text:list-item>
          <text:p text:style-name="P6"><text:span text:style-name="T1">Abbruchkriterien:</text:span> <text:span text:style-name="T2">&lt;beobachtbare Bedingungen, die das Experiment vorzeitig beenden würden.&gt;</text:span></text:p>
        </text:list-item>
        <text:list-item>
          <text:p text:style-name="P6"><text:span text:style-name="T1">Rollback-Bedingungen und -Prozess:</text:span> <text:span text:style-name="T2">&lt;was ein Rollback auslöst und wie es durchgeführt wird.&gt;</text:span></text:p>
        </text:list-item>
        <text:list-item>
          <text:p text:style-name="P6"><text:span text:style-name="T1">Autorisierter Entscheidungspfad:</text:span> <text:span text:style-name="T2">&lt;wer das Experiment gemäß der Entscheidungsmatrix starten, verlängern, ändern oder beenden darf.&gt;</text:span></text:p>
        </text:list-item>
        <text:list-item>
          <text:p text:style-name="P6"><text:span text:style-name="T1">Kennzeichnung:</text:span> <text:span text:style-name="T2">&lt;alle vom Experiment betroffenen Artefakte müssen für die Dauer des Experiments ausdrücklich als experimentell gekennzeichnet werden.&gt;</text:span></text:p>
        </text:list-item>
        <text:list-item>
          <text:p text:style-name="P6"><text:span text:style-name="T1">Sicherheitsaussetzung:</text:span> <text:span text:style-name="T2">&lt;bestätige, dass eine Notaussetzung gemäß Änderungsprotokoll eingeleitet werden kann, wenn ein glaubhaftes Sicherheitsrisiko entsteht.&gt;</text:span></text:p>
        </text:list-item>
      </text:list>
      <text:h text:style-name="Heading_20_2" text:outline-level="2"><text:bookmark-start text:name="ablauf-und-verlängerung"/>Ablauf und Verlängerung<text:bookmark-end text:name="ablauf-und-verlängerung"/></text:h>
      <text:p text:style-name="P7"><text:span text:style-name="T1">Begründung — Warum müssen Experimente ablaufen</text:span></text:p>
      <text:p text:style-name="P7">Die Gemeinschaft braucht die Möglichkeit, Änderungen rückgängig zu machen. Automatisches Ablaufen erzwingt eine bewusste Entscheidung, die Änderung dauerhaft zu übernehmen — statt eines schleichenden Drifts, bei dem sich niemand mehr erinnert, dass sie jemals vorläufig war.</text:p>
      <text:p text:style-name="P8"><text:span text:style-name="T1">Anleitung — Wie du das ausfüllst</text:span></text:p>
      <text:p text:style-name="P8">Halte die Regel zum automatischen Ablauf, den Verlängerungsmechanismus und die Pflicht zur Ergebniserfassung im Lernprotokoll fest.</text:p>
      <text:list text:style-name="L4">
        <text:list-item>
          <text:p text:style-name="P9"><text:span text:style-name="T2">&lt;Experimente laufen automatisch am Ende ihrer festgelegten Dauer ab, sofern sie nicht ausdrücklich durch einen neuen Vorschlag verlängert werden. Eine Verlängerung erfordert eine neue strategische Abstimmung.&gt;</text:span></text:p>
        </text:list-item>
        <text:list-item>
          <text:p text:style-name="P9"/>
        </text:list-item>
      </text:list>
      <text:p text:style-name="Horizontal_20_Line"/>
      <text:h text:style-name="Heading_20_2" text:outline-level="2"><text:bookmark-start text:name="ergebnisprotokoll-wird-am-ende-des-experiments-ausgefüllt"/>Ergebnisprotokoll (wird am Ende des Experiments ausgefüllt)<text:bookmark-end text:name="ergebnisprotokoll-wird-am-ende-des-experiments-ausgefüllt"/></text:h>
      <text:list text:style-name="L5">
        <text:list-item>
          <text:p text:style-name="P10"><text:span text:style-name="T1">Enddatum:</text:span></text:p>
        </text:list-item>
        <text:list-item>
          <text:p text:style-name="P10"><text:span text:style-name="T1">Ergebnis:</text:span> <text:span text:style-name="T2">&lt;Dauerhaft übernommen / Rückgängig gemacht / Angepasst und erneut durchgeführt / Vorzeitig beendet&gt;</text:span></text:p>
        </text:list-item>
        <text:list-item>
          <text:p text:style-name="P10"><text:span text:style-name="T1">Entscheidungsnachweis:</text:span> </text:p>
        </text:list-item>
        <text:list-item>
          <text:p text:style-name="P10"><text:span text:style-name="T1">Lernprotokoll-Eintrag:</text:span> </text:p>
        </text:list-item>
        <text:list-item>
          <text:p text:style-name="P10"><text:span text:style-name="T1">Zusammenfassung:</text:span> <text:span text:style-name="T2">&lt;zwei bis vier Sätze darüber, was ausprobiert wurde, was beobachtet wurde und was entschieden wurde.&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Experiment-Vorlage</meta:user-defined>
  </office:meta>
</office:document-meta>
</file>